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rickleberry</text:p>
      <text:p text:style-name="P1"/>
      <text:p text:style-name="P1">Ponieważ matura zbliża się wielkimi krokami, tracę czas na oglądanie seriali zamiast naukę. „Brickleberry” to amerykańska kreskówka dla dorosłych opowiadająca o grupie strażników z podupadającego parku narodowego. Czy jest warta obejrzenia? Oraz, co najważniejsze, czy jest śmieszna?</text:p>
      <text:p text:style-name="P1"/>
      <text:p text:style-name="P1">Gray Picture</text:p>
      <text:p text:style-name="P1"/>
      <text:p text:style-name="P1">Do obejrzenia „Brickleberry” znajoma przekonywała mnie już od dłuższego czasu, ale po trzech sezonach zaczynam poważnie wątpić w jej gust. Ale zacznijmy od początku. Nie jest to najgorsza kreskówka, ale też nie jest jakoś szczególnie dobra, a jak ktoś mi coś poleca, to nastawiam się, że będzie dobre.</text:p>
      <text:p text:style-name="P1"/>
      <text:p text:style-name="P1">Zacznijmy od samych bohaterów i bohaterek. Choć są zbudowani na stereotypach (czego samego w sobie nie uważam za coś złego), to widać, że był na nich jakiś pomysł, ale nie został on wykorzystany we właściwy sposób. Głównych postaci jest szóstka. Czwórka strażników: przygłupi i nieporadny Steve, leniwy Denzel, który oprócz przedstawiania swoją osobą wszystkich stereotypów o czarnych, ma też niezbyt zdrowe upodobanie do starszych pań, Connie, której cały charakter opiera się głównie na tym, że jest brzydką lesbijką oraz Ethel, która jako jedyna ze strażników zna się na swojej pracy. Szefem strażników jest Woody, który, najprościej mówiąc, jest pospolitym dupkiem. Ostatnim, a zarazem moim ulubionym bohaterem, jest Malloy, czyli niedźwiadek, który miał być zwierzęciem terapeutycznym, ale jego życiowym celem jest obrażanie wszystkich dookoła. Jak go nie kochać. Najbardziej brakuje mi dwóch rzeczy: rozwoju postaci na przestrzeni sezonów oraz konsekwencji w trzymaniu się charakterów, jakie zostały im nadane. Dla przykładu, czasami Malloy nie widzi nic złego w rozjeżdżaniu innych zwierząt dla zabawy, ale innym razem przeszkadzało mu zabicie jednego jelenia.</text:p>
      <text:p text:style-name="P1"/>
      <text:p text:style-name="P1">Ale czy „Brickleberry” jest śmieszne? Wiadomo, każdy ma inny gust, ale według mnie, najlepszą odpowiedzią jest: momentami. Bywało, że zdarzały się naprawdę genialne dowcipy, lecz było ich zdecydowanie za mało. Dla równowagi, całkiem sporo było takich dość przeciętnych żartów. Mam wrażenie, że trochę za dużo narzekam, bo nie oglądało się tego źle. Ba, nawet dobrze się bawiłam, choć na głos zaśmiałam się może ze trzy razy w ciągu całych trzech sezonów. A przecież jakby „Brickleberry” było złe, to nie traciłabym czasu na obejrzenie tylu sezonów, tylko zostawiłabym to po kilku odcinkach. Fabuła bywa ciekawa, postacie da się lubić. Czy polecam „Brickleberry”? Trochę tak, trochę nie. Są lepsze kreskówki tego typu, ale jest też wiele znacznie gorszych. Jeżeli ktoś zatem lubi niepoprawny politycznie humor, to może to obejrzeć, jak nie ma pod ręką niczego lepszego.</text:p>
      <text:p text:style-name="P1"/>
      <text:p text:style-name="P1">grafiki:</text:p>
      <text:p text:style-name="P1">na baner:</text:p>
      <text:p text:style-name="P1"><text:a xlink:type="simple" xlink:href="https://derpicdn.net/img/2012/1/23/1766/full.png" text:style-name="ListLabel_20_1" text:visited-style-name="ListLabel_20_1"><text:span text:style-name="T1">https://derpicdn.net/img/2012/1/23/1766/full.png</text:span></text:a></text:p>
      <text:p text:style-name="P1"><text:a xlink:type="simple" xlink:href="https://derpibooru.org/1766?q=pony" text:style-name="ListLabel_20_1" text:visited-style-name="ListLabel_20_1"><text:span text:style-name="T1">https://derpibooru.org/1766?q=pony</text:span></text:a> &lt;źródło</text:p>
      <text:p text:style-name="P1"><text:a xlink:type="simple" xlink:href="http://i63.fastpic.ru/big/2014/0920/c1/e3124f359b796d61b02fe5fed5acc9c1.png" text:style-name="ListLabel_20_1" text:visited-style-name="ListLabel_20_1"><text:span text:style-name="T1">http://i63.fastpic.ru/big/2014/0920/c1/e3124f359b796d61b02fe5fed5acc9c1.png</text:span></text:a></text:p>
      <text:p text:style-name="P1"><text:a xlink:type="simple" xlink:href="https://images-wixmp-ed30a86b8c4ca887773594c2.wixmp.com/f/741259c9-3c34-4eae-b137-5df787a4c49e/d5xgkz8-4c1c544a-4cda-4506-af1c-33404fd752bd.png/v1/fill/w_1192,h_670,q_70,strp/hakuna_matata__fluttershy__by_huussii_d5xgkz8-pre.jpg?token=eyJ0eXAiOiJKV1QiLCJhbGciOiJIUzI1NiJ9.eyJzdWIiOiJ1cm46YXBwOjdlMGQxODg5ODIyNjQzNzNhNWYwZDQxNWVhMGQyNmUwIiwiaXNzIjoidXJuOmFwcDo3ZTBkMTg4OTgyMjY0MzczYTVmMGQ0MTVlYTBkMjZlMCIsIm9iaiI6W1t7ImhlaWdodCI6Ijw9NzIwIiwicGF0aCI6IlwvZlwvNzQxMjU5YzktM2MzNC00ZWFlLWIxMzctNWRmNzg3YTRjNDllXC9kNXhna3o4LTRjMWM1NDRhLTRjZGEtNDUwNi1hZjFjLTMzNDA0ZmQ3NTJiZC5wbmciLCJ3aWR0aCI6Ijw9MTI4MCJ9XV0sImF1ZCI6WyJ1cm46c2VydmljZTppbWFnZS5vcGVyYXRpb25zIl19.aXQhh4qoedtrQ8Aqwouo2LVSdhqyHT8u1oyBW_anIgc" text:style-name="ListLabel_20_1" text:visited-style-name="ListLabel_20_1"><text:span text:style-name="T1">https://images-wixmp-ed30a86b8c4ca887773594c2.wixmp.com/f/741259c9-3c34-4eae-b137-5df787a4c49e/d5xgkz8-4c1c544a-4cda-4506-af1c-33404fd752bd.png/v1/fill/w_1192,h_670,q_70,strp/hakuna_matata__fluttershy__by_huussii_d5xgkz8-pre.jpg?</text:span></text:a><text:soft-page-break/><text:a xlink:type="simple" xlink:href="https://images-wixmp-ed30a86b8c4ca887773594c2.wixmp.com/f/741259c9-3c34-4eae-b137-5df787a4c49e/d5xgkz8-4c1c544a-4cda-4506-af1c-33404fd752bd.png/v1/fill/w_1192,h_670,q_70,strp/hakuna_matata__fluttershy__by_huussii_d5xgkz8-pre.jpg?token=eyJ0eXAiOiJKV1QiLCJhbGciOiJIUzI1NiJ9.eyJzdWIiOiJ1cm46YXBwOjdlMGQxODg5ODIyNjQzNzNhNWYwZDQxNWVhMGQyNmUwIiwiaXNzIjoidXJuOmFwcDo3ZTBkMTg4OTgyMjY0MzczYTVmMGQ0MTVlYTBkMjZlMCIsIm9iaiI6W1t7ImhlaWdodCI6Ijw9NzIwIiwicGF0aCI6IlwvZlwvNzQxMjU5YzktM2MzNC00ZWFlLWIxMzctNWRmNzg3YTRjNDllXC9kNXhna3o4LTRjMWM1NDRhLTRjZGEtNDUwNi1hZjFjLTMzNDA0ZmQ3NTJiZC5wbmciLCJ3aWR0aCI6Ijw9MTI4MCJ9XV0sImF1ZCI6WyJ1cm46c2VydmljZTppbWFnZS5vcGVyYXRpb25zIl19.aXQhh4qoedtrQ8Aqwouo2LVSdhqyHT8u1oyBW_anIgc" text:style-name="ListLabel_20_1" text:visited-style-name="ListLabel_20_1"><text:span text:style-name="T1">token=eyJ0eXAiOiJKV1QiLCJhbGciOiJIUzI1NiJ9.eyJzdWIiOiJ1cm46YXBwOjdlMGQxODg5ODIyNjQzNzNhNWYwZDQxNWVhMGQyNmUwIiwiaXNzIjoidXJuOmFwcDo3ZTBkMTg4OTgyMjY0MzczYTVmMGQ0MTVlYTBkMjZlMCIsIm9iaiI6W1t7ImhlaWdodCI6Ijw9NzIwIiwicGF0aCI6IlwvZlwvNzQxMjU5YzktM2MzNC00ZWFlLWIxMzctNWRmNzg3YTRjNDllXC9kNXhna3o4LTRjMWM1NDRhLTRjZGEtNDUwNi1hZjFjLTMzNDA0ZmQ3NTJiZC5wbmciLCJ3aWR0aCI6Ijw9MTI4MCJ9XV0sImF1ZCI6WyJ1cm46c2VydmljZTppbWFnZS5vcGVyYXRpb25zIl19.aXQhh4qoedtrQ8Aqwouo2LVSdhqyHT8u1oyBW_anIgc</text:span></text:a></text:p>
      <text:p text:style-name="P1"><text:a xlink:type="simple" xlink:href="https://www.deviantart.com/huussii/art/Hakuna-matata-Fluttershy-358531892" text:style-name="ListLabel_20_1" text:visited-style-name="ListLabel_20_1"><text:span text:style-name="T1">https://www.deviantart.com/huussii/art/Hakuna-matata-Fluttershy-358531892</text:span></text:a> &lt;źródło</text:p>
      <text:p text:style-name="P1">pozostałe:</text:p>
      <text:p text:style-name="P1"><text:a xlink:type="simple" xlink:href="https://www.deviantart.com/popular-all-time/?section=&amp;global=1&amp;q=brickleberry" text:style-name="ListLabel_20_1" text:visited-style-name="ListLabel_20_1"><text:span text:style-name="T1">https://www.deviantart.com/popular-all-time/?section=&amp;global=1&amp;q=brickleberry</text:span></text:a></text:p>
      <text:p text:style-name="P1"><text:a xlink:type="simple" xlink:href="https://www.deviantart.com/mackinn7/art/Watching-TV-420958217" text:style-name="ListLabel_20_1" text:visited-style-name="ListLabel_20_1"><text:span text:style-name="T1">https://www.deviantart.com/mackinn7/art/Watching-TV-420958217</text:span></text:a></text:p>
      <text:p text:style-name="P1"><text:a xlink:type="simple" xlink:href="https://images-wixmp-ed30a86b8c4ca887773594c2.wixmp.com/i/b1e24830-21f5-49ca-8a70-c558330be9a0/d6ymlft-78b5e288-5f7c-4c2c-b042-85df629e58cb.png" text:style-name="ListLabel_20_1" text:visited-style-name="ListLabel_20_1"><text:span text:style-name="T1">https://images-wixmp-ed30a86b8c4ca887773594c2.wixmp.com/i/b1e24830-21f5-49ca-8a70-c558330be9a0/d6ymlft-78b5e288-5f7c-4c2c-b042-85df629e58cb.png</text:span></text:a> &lt;źródło</text:p>
      <text:p text:style-name="P1"><text:a xlink:type="simple" xlink:href="https://www.deviantart.com/efalt/art/Cubzy-Wubzy-621042804" text:style-name="ListLabel_20_1" text:visited-style-name="ListLabel_20_1"><text:span text:style-name="T1">https://www.deviantart.com/efalt/art/Cubzy-Wubzy-621042804</text:span></text:a></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 LibreOffice_project/057fc023c990d676a43019934386b85b21a9ee99</meta:generator>
    <dc:date>2019-09-20T19:19:40.641000000</dc:date>
    <meta:editing-duration>P1DT38M52S</meta:editing-duration>
    <meta:editing-cycles>1</meta:editing-cycles>
    <meta:document-statistic meta:table-count="0" meta:image-count="0" meta:object-count="0" meta:page-count="2" meta:paragraph-count="18" meta:word-count="407" meta:character-count="3959" meta:non-whitespace-character-count="3570"/>
  </office:meta>
</office:document-meta>
</file>